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10000023B3C6BB4F5E502A07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20.989cm" svg:height="11.692cm" svg:x="0cm" svg:y="9.005cm">
          <draw:image xlink:href="Pictures/10000000000004010000023B3C6BB4F5E502A07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9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"/>
    <meta:generator>LibreOffice/7.3.6.2$Linux_X86_64 LibreOffice_project/30$Build-2</meta:generator>
  </office:meta>
</office:document-meta>
</file>